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673ff"/>
    </style:style>
    <style:style style:name="T1" style:family="text">
      <style:text-properties officeooo:rsid="000673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ana se bude zvětšovat buď po čase (prostě pořád rovnoměrně poroste), nebo tím, že tipnu nějakou buňku příští generaci. Nápad je ten, že mana se normálně bude zvětšovat, ale můžu se přepnout do režimu STOP, kdy se zastaví přechodová funkce a kde i budu moct oživovat a zabíjet buňky. Zároveň v tomhle režimu bude nějakou rychlostí ubývat mana a změna stavu buňky mě bude stát další man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4T16:23:48.03</meta:creation-date>
    <dc:date>2015-03-14T16:26:04.79</dc:date>
    <meta:editing-duration>P0D</meta:editing-duration>
    <meta:editing-cycles>1</meta:editing-cycles>
    <meta:document-statistic meta:table-count="0" meta:image-count="0" meta:object-count="0" meta:page-count="1" meta:paragraph-count="1" meta:word-count="67" meta:character-count="387" meta:non-whitespace-character-count="321"/>
    <meta:generator>LibreOffice/4.0.3.3$Windows_x86 LibreOffice_project/0eaa50a932c8f2199a615e1eb30f7ac74279539</meta:generator>
  </office:meta>
</office:document-meta>
</file>